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900000465E34BE5FF1616A3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Calibri" svg:font-family="Calibri" style:font-family-generic="swiss"/>
    <style:font-face style:name="Carlito" svg:font-family="Carlito" style:font-family-generic="swiss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text:span text:style-name="T1">TETRAAIDE COLORISE</text:span></text:p>
      <text:p text:style-name="Standard"/>
      <text:p text:style-name="Standard"><draw:frame draw:style-name="fr1" draw:name="Image 1" text:anchor-type="as-char" svg:width="17.207cm" svg:height="16.907cm" draw:z-index="0"><draw:image xlink:href="Pictures/100002010000047900000465E34BE5FF1616A3D9.png" xlink:type="simple" xlink:show="embed" xlink:actuate="onLoad" draw:mime-type="image/png"/><svg:desc>RÃ©sultat de recherche d'images pour "tetraaide"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Calibri" svg:font-family="Calibri" style:font-family-generic="swiss"/>
    <style:font-face style:name="Carlito" svg:font-family="Carlito" style:font-family-generic="swiss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" fo:font-family="Carlito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fo:font-size="12pt"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lore</meta:initial-creator>
    <dc:creator>Anne</dc:creator>
    <meta:editing-cycles>2</meta:editing-cycles>
    <meta:creation-date>2018-10-30T21:33:00</meta:creation-date>
    <dc:date>2018-10-30T21:33:00</dc:date>
    <meta:editing-duration>PT1M</meta:editing-duration>
    <meta:generator>LibreOffice/7.0.4.2$Linux_X86_64 LibreOffice_project/00$Build-2</meta:generator>
    <meta:document-statistic meta:table-count="0" meta:image-count="1" meta:object-count="0" meta:page-count="1" meta:paragraph-count="2" meta:word-count="2" meta:character-count="18" meta:non-whitespace-character-count="17"/>
    <meta:user-defined meta:name="AppVersion">16.0000</meta:user-defined>
    <meta:template xlink:type="simple" xlink:actuate="onRequest" xlink:title="Normal" xlink:href=""/>
  </office:meta>
</office:document-meta>
</file>